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OA PED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943708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NANCY CELIA COA HUAYT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5574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OA HUAYTA, VIDALINA SONI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961107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3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3/08/2021</text:p>
          </table:table-cell>
          <table:table-cell table:style-name="Tabla2.A2" office:value-type="string">
            <text:p text:style-name="P9">979768</text:p>
          </table:table-cell>
          <table:table-cell table:style-name="Tabla2.A2" office:value-type="string">
            <text:p text:style-name="P9">13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7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3:30:0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